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 style:list-style-name="L1">
      <style:text-properties officeooo:paragraph-rsid="001ee023"/>
    </style:style>
    <style:style style:name="P2" style:family="paragraph" style:parent-style-name="Preformatted_20_Text" style:list-style-name="L1">
      <style:paragraph-properties fo:text-align="start" style:justify-single-word="false"/>
      <style:text-properties officeooo:paragraph-rsid="001ee023"/>
    </style:style>
    <style:style style:name="P3" style:family="paragraph" style:parent-style-name="Preformatted_20_Text" style:list-style-name="L1">
      <style:paragraph-properties fo:text-align="start" style:justify-single-word="false"/>
      <style:text-properties officeooo:paragraph-rsid="001212bd"/>
    </style:style>
    <style:style style:name="P4" style:family="paragraph" style:parent-style-name="Preformatted_20_Text" style:list-style-name="L1">
      <style:paragraph-properties fo:text-align="start" style:justify-single-word="false"/>
      <style:text-properties officeooo:paragraph-rsid="001490b8"/>
    </style:style>
    <style:style style:name="P5" style:family="paragraph" style:parent-style-name="Preformatted_20_Text" style:list-style-name="L1">
      <style:paragraph-properties fo:text-align="start" style:justify-single-word="false"/>
      <style:text-properties officeooo:paragraph-rsid="0012f0a4"/>
    </style:style>
    <style:style style:name="P6" style:family="paragraph" style:parent-style-name="Preformatted_20_Text">
      <style:text-properties officeooo:paragraph-rsid="00243c3c"/>
    </style:style>
    <style:style style:name="P7" style:family="paragraph" style:parent-style-name="Preformatted_20_Text">
      <style:text-properties officeooo:paragraph-rsid="00262d06"/>
    </style:style>
    <style:style style:name="P8" style:family="paragraph" style:parent-style-name="Preformatted_20_Text">
      <style:text-properties officeooo:paragraph-rsid="0029b392"/>
    </style:style>
    <style:style style:name="P9" style:family="paragraph" style:parent-style-name="Preformatted_20_Text">
      <style:text-properties officeooo:paragraph-rsid="0031b3d7"/>
    </style:style>
    <style:style style:name="P10" style:family="paragraph" style:parent-style-name="Preformatted_20_Text">
      <style:text-properties officeooo:paragraph-rsid="00339599"/>
    </style:style>
    <style:style style:name="P11" style:family="paragraph" style:parent-style-name="Preformatted_20_Text">
      <style:text-properties officeooo:paragraph-rsid="0035a3f4"/>
    </style:style>
    <style:style style:name="P12" style:family="paragraph" style:parent-style-name="Preformatted_20_Text">
      <style:text-properties officeooo:paragraph-rsid="00446ce8"/>
    </style:style>
    <style:style style:name="P13" style:family="paragraph" style:parent-style-name="Preformatted_20_Text">
      <style:text-properties officeooo:paragraph-rsid="0047428e"/>
    </style:style>
    <style:style style:name="P14" style:family="paragraph" style:parent-style-name="Preformatted_20_Text">
      <style:text-properties officeooo:paragraph-rsid="00495766"/>
    </style:style>
    <style:style style:name="P15" style:family="paragraph" style:parent-style-name="Preformatted_20_Text">
      <style:text-properties officeooo:paragraph-rsid="004a9442"/>
    </style:style>
    <style:style style:name="P16" style:family="paragraph" style:parent-style-name="Preformatted_20_Text">
      <style:text-properties officeooo:paragraph-rsid="004beaa4"/>
    </style:style>
    <style:style style:name="P17" style:family="paragraph" style:parent-style-name="Preformatted_20_Text">
      <style:text-properties officeooo:paragraph-rsid="0050a9ea"/>
    </style:style>
    <style:style style:name="P18" style:family="paragraph" style:parent-style-name="Preformatted_20_Text">
      <style:text-properties officeooo:paragraph-rsid="00554be1"/>
    </style:style>
    <style:style style:name="P19" style:family="paragraph" style:parent-style-name="Preformatted_20_Text">
      <style:text-properties officeooo:paragraph-rsid="0055a9e8"/>
    </style:style>
    <style:style style:name="P20" style:family="paragraph" style:parent-style-name="Preformatted_20_Text" style:list-style-name="L4">
      <style:text-properties officeooo:paragraph-rsid="0055dfd3"/>
    </style:style>
    <style:style style:name="P21" style:family="paragraph" style:parent-style-name="Preformatted_20_Text" style:list-style-name="L4">
      <style:text-properties officeooo:paragraph-rsid="0059bccb"/>
    </style:style>
    <style:style style:name="P22" style:family="paragraph" style:parent-style-name="Preformatted_20_Text" style:list-style-name="L4">
      <style:text-properties officeooo:paragraph-rsid="005b938d"/>
    </style:style>
    <style:style style:name="P23" style:family="paragraph" style:parent-style-name="Preformatted_20_Text">
      <style:text-properties officeooo:paragraph-rsid="005b938d"/>
    </style:style>
    <style:style style:name="P24" style:family="paragraph" style:parent-style-name="Preformatted_20_Text">
      <style:text-properties officeooo:paragraph-rsid="005d0203"/>
    </style:style>
    <style:style style:name="P25" style:family="paragraph" style:parent-style-name="Preformatted_20_Text" style:list-style-name="L5">
      <style:text-properties officeooo:paragraph-rsid="00661975"/>
    </style:style>
    <style:style style:name="P26" style:family="paragraph" style:parent-style-name="Preformatted_20_Text" style:list-style-name="L5">
      <style:text-properties officeooo:paragraph-rsid="006789d8"/>
    </style:style>
    <style:style style:name="P27" style:family="paragraph" style:parent-style-name="Preformatted_20_Text">
      <style:text-properties officeooo:paragraph-rsid="0063038a"/>
    </style:style>
    <style:style style:name="P28" style:family="paragraph" style:parent-style-name="Preformatted_20_Text" style:list-style-name="L6">
      <style:text-properties officeooo:paragraph-rsid="0063038a"/>
    </style:style>
    <style:style style:name="P29" style:family="paragraph" style:parent-style-name="Preformatted_20_Text">
      <style:text-properties officeooo:paragraph-rsid="006789d8"/>
    </style:style>
    <style:style style:name="P30" style:family="paragraph" style:parent-style-name="Preformatted_20_Text">
      <style:text-properties officeooo:paragraph-rsid="006c1565"/>
    </style:style>
    <style:style style:name="P31" style:family="paragraph" style:parent-style-name="Preformatted_20_Text" style:list-style-name="L7">
      <style:text-properties officeooo:paragraph-rsid="006efc1a"/>
    </style:style>
    <style:style style:name="P32" style:family="paragraph" style:parent-style-name="Preformatted_20_Text" style:list-style-name="L2">
      <style:paragraph-properties fo:margin-left="0.9846in" fo:margin-right="0in" fo:text-align="start" style:justify-single-word="false" fo:text-indent="-0.25in" style:auto-text-indent="false"/>
      <style:text-properties officeooo:paragraph-rsid="001490b8"/>
    </style:style>
    <style:style style:name="P33" style:family="paragraph" style:parent-style-name="Preformatted_20_Text" style:list-style-name="L2">
      <style:paragraph-properties fo:margin-left="0.9846in" fo:margin-right="0in" fo:text-align="start" style:justify-single-word="false" fo:text-indent="-0.25in" style:auto-text-indent="false"/>
      <style:text-properties officeooo:paragraph-rsid="00149306"/>
    </style:style>
    <style:style style:name="P34" style:family="paragraph" style:parent-style-name="Preformatted_20_Text" style:list-style-name="L2">
      <style:paragraph-properties fo:margin-left="0.9846in" fo:margin-right="0in" fo:text-align="start" style:justify-single-word="false" fo:text-indent="-0.25in" style:auto-text-indent="false"/>
      <style:text-properties officeooo:paragraph-rsid="0014c809"/>
    </style:style>
    <style:style style:name="P35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officeooo:paragraph-rsid="0014c809"/>
    </style:style>
    <style:style style:name="T1" style:family="text">
      <style:text-properties officeooo:rsid="00106d85"/>
    </style:style>
    <style:style style:name="T2" style:family="text">
      <style:text-properties officeooo:rsid="00108a1d"/>
    </style:style>
    <style:style style:name="T3" style:family="text">
      <style:text-properties officeooo:rsid="001212bd"/>
    </style:style>
    <style:style style:name="T4" style:family="text">
      <style:text-properties officeooo:rsid="0012f0a4"/>
    </style:style>
    <style:style style:name="T5" style:family="text">
      <style:text-properties officeooo:rsid="001490b8"/>
    </style:style>
    <style:style style:name="T6" style:family="text">
      <style:text-properties officeooo:rsid="00149306"/>
    </style:style>
    <style:style style:name="T7" style:family="text">
      <style:text-properties officeooo:rsid="0014c809"/>
    </style:style>
    <style:style style:name="T8" style:family="text">
      <style:text-properties officeooo:rsid="0016a051"/>
    </style:style>
    <style:style style:name="T9" style:family="text">
      <style:text-properties officeooo:rsid="00178566"/>
    </style:style>
    <style:style style:name="T10" style:family="text">
      <style:text-properties officeooo:rsid="0017b4cb"/>
    </style:style>
    <style:style style:name="T11" style:family="text">
      <style:text-properties officeooo:rsid="001acf40"/>
    </style:style>
    <style:style style:name="T12" style:family="text">
      <style:text-properties officeooo:rsid="001d3a8b"/>
    </style:style>
    <style:style style:name="T13" style:family="text">
      <style:text-properties officeooo:rsid="0020a6b0"/>
    </style:style>
    <style:style style:name="T14" style:family="text">
      <style:text-properties officeooo:rsid="0022140f"/>
    </style:style>
    <style:style style:name="T15" style:family="text">
      <style:text-properties officeooo:rsid="0022b29d"/>
    </style:style>
    <style:style style:name="T16" style:family="text">
      <style:text-properties officeooo:rsid="00243c3c"/>
    </style:style>
    <style:style style:name="T17" style:family="text">
      <style:text-properties officeooo:rsid="00262d06"/>
    </style:style>
    <style:style style:name="T18" style:family="text">
      <style:text-properties officeooo:rsid="0027f9c7"/>
    </style:style>
    <style:style style:name="T19" style:family="text">
      <style:text-properties officeooo:rsid="0029b392"/>
    </style:style>
    <style:style style:name="T20" style:family="text">
      <style:text-properties officeooo:rsid="002a5077"/>
    </style:style>
    <style:style style:name="T21" style:family="text">
      <style:text-properties officeooo:rsid="002c3e17"/>
    </style:style>
    <style:style style:name="T22" style:family="text">
      <style:text-properties officeooo:rsid="002da24a"/>
    </style:style>
    <style:style style:name="T23" style:family="text">
      <style:text-properties officeooo:rsid="002e3328"/>
    </style:style>
    <style:style style:name="T24" style:family="text">
      <style:text-properties officeooo:rsid="0031b3d7"/>
    </style:style>
    <style:style style:name="T25" style:family="text">
      <style:text-properties officeooo:rsid="00339599"/>
    </style:style>
    <style:style style:name="T26" style:family="text">
      <style:text-properties officeooo:rsid="003474a5"/>
    </style:style>
    <style:style style:name="T27" style:family="text">
      <style:text-properties officeooo:rsid="00359690"/>
    </style:style>
    <style:style style:name="T28" style:family="text">
      <style:text-properties officeooo:rsid="0035a3f4"/>
    </style:style>
    <style:style style:name="T29" style:family="text">
      <style:text-properties officeooo:rsid="0037eb08"/>
    </style:style>
    <style:style style:name="T30" style:family="text">
      <style:text-properties officeooo:rsid="003c6bd7"/>
    </style:style>
    <style:style style:name="T31" style:family="text">
      <style:text-properties officeooo:rsid="003e397a"/>
    </style:style>
    <style:style style:name="T32" style:family="text">
      <style:text-properties officeooo:rsid="003f501b"/>
    </style:style>
    <style:style style:name="T33" style:family="text">
      <style:text-properties officeooo:rsid="00428257"/>
    </style:style>
    <style:style style:name="T34" style:family="text">
      <style:text-properties officeooo:rsid="00446ce8"/>
    </style:style>
    <style:style style:name="T35" style:family="text">
      <style:text-properties officeooo:rsid="0046474a"/>
    </style:style>
    <style:style style:name="T36" style:family="text">
      <style:text-properties officeooo:rsid="0047428e"/>
    </style:style>
    <style:style style:name="T37" style:family="text">
      <style:text-properties officeooo:rsid="00495766"/>
    </style:style>
    <style:style style:name="T38" style:family="text">
      <style:text-properties officeooo:rsid="004a9442"/>
    </style:style>
    <style:style style:name="T39" style:family="text">
      <style:text-properties officeooo:rsid="004beaa4"/>
    </style:style>
    <style:style style:name="T40" style:family="text">
      <style:text-properties officeooo:rsid="004d79b0"/>
    </style:style>
    <style:style style:name="T41" style:family="text">
      <style:text-properties officeooo:rsid="004f6221"/>
    </style:style>
    <style:style style:name="T42" style:family="text">
      <style:text-properties officeooo:rsid="0050a9ea"/>
    </style:style>
    <style:style style:name="T43" style:family="text">
      <style:text-properties officeooo:rsid="0050c971"/>
    </style:style>
    <style:style style:name="T44" style:family="text">
      <style:text-properties officeooo:rsid="0050cff2"/>
    </style:style>
    <style:style style:name="T45" style:family="text">
      <style:text-properties officeooo:rsid="00526b40"/>
    </style:style>
    <style:style style:name="T46" style:family="text">
      <style:text-properties officeooo:rsid="0055a9e8"/>
    </style:style>
    <style:style style:name="T47" style:family="text">
      <style:text-properties officeooo:rsid="0055dfd3"/>
    </style:style>
    <style:style style:name="T48" style:family="text">
      <style:text-properties officeooo:rsid="0059bccb"/>
    </style:style>
    <style:style style:name="T49" style:family="text">
      <style:text-properties officeooo:rsid="005b938d"/>
    </style:style>
    <style:style style:name="T50" style:family="text">
      <style:text-properties officeooo:rsid="005c5ea4"/>
    </style:style>
    <style:style style:name="T51" style:family="text">
      <style:text-properties officeooo:rsid="005d0203"/>
    </style:style>
    <style:style style:name="T52" style:family="text">
      <style:text-properties officeooo:rsid="005ea511"/>
    </style:style>
    <style:style style:name="T53" style:family="text">
      <style:text-properties officeooo:rsid="0063038a"/>
    </style:style>
    <style:style style:name="T54" style:family="text">
      <style:text-properties officeooo:rsid="00661975"/>
    </style:style>
    <style:style style:name="T55" style:family="text">
      <style:text-properties officeooo:rsid="006789d8"/>
    </style:style>
    <style:style style:name="T56" style:family="text">
      <style:text-properties officeooo:rsid="0069732d"/>
    </style:style>
    <style:style style:name="T57" style:family="text">
      <style:text-properties officeooo:rsid="006c1565"/>
    </style:style>
    <style:style style:name="T58" style:family="text">
      <style:text-properties officeooo:rsid="006cdaab"/>
    </style:style>
    <style:style style:name="T59" style:family="text">
      <style:text-properties officeooo:rsid="006ec9ef"/>
    </style:style>
    <style:style style:name="T60" style:family="text">
      <style:text-properties officeooo:rsid="006efc1a"/>
    </style:style>
    <style:style style:name="T61" style:family="text">
      <style:text-properties officeooo:rsid="00708265"/>
    </style:style>
    <style:style style:name="T62" style:family="text">
      <style:text-properties officeooo:rsid="00710287"/>
    </style:style>
    <style:style style:name="T63" style:family="text">
      <style:text-properties officeooo:rsid="007231a6"/>
    </style:style>
    <style:style style:name="T64" style:family="text">
      <style:text-properties officeooo:rsid="0072b19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65983442" text:style-name="L1">
        <text:list-item>
          <text:p text:style-name="P1"><text:span text:style-name="T1">The GUI</text:span></text:p>
          <text:p text:style-name="P2"><text:span text:style-name="T2">For the GUI we use the MVC pattern;</text:span></text:p>
          <text:p text:style-name="P3"><text:span text:style-name="T3">The menu will have it's own state: MenuState.</text:span></text:p>
          <text:p text:style-name="P4"><text:span text:style-name="T5">It will resopnd to events like mouse move, mouse click, mouse release, scroll, button press, button release, etc...</text:span></text:p>
          <text:p text:style-name="P5"><text:span text:style-name="T4">The MenuState will itself be implemented as a state machine:</text:span></text:p>
        </text:list-item>
      </text:list>
      <text:list xml:id="list1495415927" text:style-name="L2">
        <text:list-item>
          <text:p text:style-name="P32"><text:span text:style-name="T5">it will contain several MenuPage instances</text:span></text:p>
        </text:list-item>
        <text:list-item>
          <text:p text:style-name="P33"><text:span text:style-name="T6">only one instance will be active at any given time</text:span></text:p>
        </text:list-item>
        <text:list-item>
          <text:p text:style-name="P34"><text:span text:style-name="T7">the MenuState will delegate events to the active MenuState instance</text:span></text:p>
        </text:list-item>
      </text:list>
      <text:p text:style-name="P35"><text:span text:style-name="T7"><text:tab/></text:span><text:span text:style-name="T8">Each Menu</text:span><text:span text:style-name="T11">Page</text:span><text:span text:style-name="T8"> will be a container of Widget instances. </text:span><text:span text:style-name="T9">It will also define <text:tab/>a set of </text:span><text:span text:style-name="T10">callback functions</text:span><text:span text:style-name="T10">, witch can be associated with events <text:tab/>on the <text:tab/>widgets.</text:span></text:p>
      <text:p text:style-name="P35"><text:span text:style-name="T8"><text:tab/></text:span><text:span text:style-name="T9">Each time an event will occur, </text:span><text:span text:style-name="T11">it will be passed from MenuState → to the <text:tab/>active MenuPage instance; </text:span><text:span text:style-name="T12">The MenuPage instance will decide witch widget to `<text:tab/>delegate the event to, based on the position of the event/active widget.</text:span></text:p>
      <text:p text:style-name="P35"><text:span text:style-name="T12"><text:tab/></text:span><text:span text:style-name="T13">Each </text:span><text:span text:style-name="T14">functor will have a name (std::string). </text:span><text:span text:style-name="T15">This will alow the user to <text:tab/>construct the menu in a relatively simple way.</text:span></text:p>
      <text:p text:style-name="P6"><text:span text:style-name="T16"/></text:p>
      <text:p text:style-name="P6"><text:span text:style-name="T16"/></text:p>
      <text:p text:style-name="P7"><text:span text:style-name="T17">How should we cons</text:span><text:span text:style-name="T18">t</text:span><text:span text:style-name="T17">ruct a menu:</text:span></text:p>
      <text:p text:style-name="P7"><text:span text:style-name="T17"/></text:p>
      <text:p text:style-name="P8"><text:span text:style-name="T19">&lt;menu&gt;</text:span></text:p>
      <text:p text:style-name="P8"><text:span text:style-name="T19"><text:tab/></text:span><text:span text:style-name="T20">&lt;page name = “Main Menu”</text:span><text:span text:style-name="T21">&gt;</text:span></text:p>
      <text:p text:style-name="P8"><text:span text:style-name="T21"><text:tab/><text:tab/></text:span><text:span text:style-name="T44">&lt;position_layout&gt;</text:span></text:p>
      <text:p text:style-name="P8"><text:span text:style-name="T21"><text:tab/><text:tab/><text:tab/></text:span><text:span text:style-name="T23">&lt;button text = “Exit”, x = 50, y = 50, OnClick = “Exit”/&gt;</text:span></text:p>
      <text:p text:style-name="P8"><text:span text:style-name="T23"><text:tab/><text:tab/></text:span><text:span text:style-name="T44">&lt;/position_layout&gt;</text:span></text:p>
      <text:p text:style-name="P8"><text:span text:style-name="T21"><text:tab/></text:span><text:span text:style-name="T22">&lt;/page&gt;</text:span></text:p>
      <text:p text:style-name="P8"><text:span text:style-name="T19">&lt;/menu&gt;</text:span></text:p>
      <text:p text:style-name="P8"><text:span text:style-name="T19"/></text:p>
      <text:p text:style-name="P8"><text:span text:style-name="T19"/></text:p>
      <text:p text:style-name="P9"><text:span text:style-name="T24">The menu </text:span><text:span text:style-name="T29">(MenuState instance)</text:span><text:span text:style-name="T24"> will only have one MenuPage instance, with it's associated name: “Main Menu”.</text:span></text:p>
      <text:p text:style-name="P10"><text:span text:style-name="T25">This page will only have one Widget: a button. </text:span><text:span text:style-name="T26">This widget will </text:span><text:span text:style-name="T27">have a text property (“Exit”), a position relative to it's direct parent (in this case the MenuPage), and an OnClick property.</text:span></text:p>
      <text:p text:style-name="P11"><text:span text:style-name="T28">All a user has to do is derive a class from the abstract MenuPage, give it a name, and provide it with a </text:span><text:span text:style-name="T30">callback function </text:span><text:span text:style-name="T31">that will handle the OnClick event of the button </text:span><text:span text:style-name="T32">(Exit())</text:span><text:span text:style-name="T28">.</text:span></text:p>
      <text:p text:style-name="P18"><text:span text:style-name="T30">In the constructor of the MenuPage derived class (MyMenuPage for example), </text:span><text:span text:style-name="T33">you</text:span><text:span text:style-name="T30"> will call: </text:span></text:p>
      <text:p text:style-name="P18"><text:span text:style-name="T30">AddCallback(&amp;</text:span><text:span text:style-name="T32">MyMenuPage::Exit, “Exit”);</text:span></text:p>
      <text:p text:style-name="P12"><text:span text:style-name="T34">We will also need to derive from MenuState (MyMenuState), and overwrite it's virtual PageFromName() function:</text:span></text:p>
      <text:p text:style-name="P12"><text:span text:style-name="T34">MenuPage * MyMenuState::PageFromName(std::string pageName)</text:span></text:p>
      <text:p text:style-name="P12"><text:span text:style-name="T34">{</text:span></text:p>
      <text:p text:style-name="P12"><text:span text:style-name="T34"><text:tab/></text:span><text:span text:style-name="T35">if (pageName == “Main Menu”)</text:span></text:p>
      <text:p text:style-name="P13"><text:span text:style-name="T36"><text:tab/>{</text:span></text:p>
      <text:p text:style-name="P12"><text:span text:style-name="T35"><text:tab/><text:tab/>return new MyMenuPage();</text:span></text:p>
      <text:p text:style-name="P13"><text:span text:style-name="T36"><text:tab/>}</text:span></text:p>
      <text:p text:style-name="P12"><text:span text:style-name="T35"><text:tab/>return NULL;</text:span></text:p>
      <text:p text:style-name="P12"><text:span text:style-name="T34">}</text:span></text:p>
      <text:p text:style-name="P12"><text:span text:style-name="T34"/></text:p>
      <text:p text:style-name="P19"><text:span text:style-name="T46">A bit on Functor class now:</text:span></text:p>
      <text:list xml:id="list904053462" text:style-name="L4">
        <text:list-item>
          <text:p text:style-name="P20"><text:span text:style-name="T47">it will have a std::string member (name);</text:span></text:p>
        </text:list-item>
        <text:list-item>
          <text:p text:style-name="P21"><text:span text:style-name="T48">it will be associated with a function;</text:span></text:p>
        </text:list-item>
        <text:list-item>
          <text:p text:style-name="P22"><text:span text:style-name="T49">it will have a Call method, </text:span><text:span text:style-name="T50">that will call the associated method</text:span><text:span text:style-name="T49">;</text:span></text:p>
        </text:list-item>
      </text:list>
      <text:p text:style-name="P23"><text:span text:style-name="T49"/></text:p>
      <text:p text:style-name="P24"><text:soft-page-break/><text:span text:style-name="T51">Now a bit on Event class/</text:span><text:span text:style-name="T52">structure</text:span><text:span text:style-name="T51">:</text:span></text:p>
      <text:list xml:id="list1852400768" text:style-name="L5">
        <text:list-item>
          <text:p text:style-name="P25"><text:span text:style-name="T54">they can be </text:span><text:span text:style-name="T58">m</text:span><text:span text:style-name="T54">ouse </text:span><text:span text:style-name="T58">e</text:span><text:span text:style-name="T54">vents, </text:span><text:span text:style-name="T58">k</text:span><text:span text:style-name="T54">eyboard </text:span><text:span text:style-name="T58">e</text:span><text:span text:style-name="T54">vents, etc...</text:span><text:span text:style-name="T56">;</text:span></text:p>
        </text:list-item>
        <text:list-item>
          <text:p text:style-name="P26"><text:span text:style-name="T55">they wi</text:span><text:span text:style-name="T59">l</text:span><text:span text:style-name="T55">l have internal data based on their type;</text:span></text:p>
        </text:list-item>
      </text:list>
      <text:p text:style-name="P29"><text:span text:style-name="T55"/></text:p>
      <text:p text:style-name="P30"><text:span text:style-name="T57">Now on EventHandler class:</text:span></text:p>
      <text:list xml:id="list104549974" text:style-name="L7">
        <text:list-item>
          <text:p text:style-name="P31"><text:span text:style-name="T60">will have an internal </text:span><text:span text:style-name="T62">pointer</text:span><text:span text:style-name="T60"> to a </text:span><text:span text:style-name="T61">functor </text:span><text:span text:style-name="T60">callback from the current page;</text:span></text:p>
        </text:list-item>
      </text:list>
      <text:p text:style-name="P24"><text:span text:style-name="T51"/></text:p>
      <text:p text:style-name="P19"><text:span text:style-name="T46"/></text:p>
      <text:p text:style-name="P14"><text:span text:style-name="T37">Now a bit on widgets:</text:span></text:p>
      <text:p text:style-name="P15"><text:span text:style-name="T38">The can be basic widgets (buttons, labels, text boxes, </text:span><text:span text:style-name="T39">etc..</text:span><text:span text:style-name="T45">)</text:span><text:span text:style-name="T39">.</text:span></text:p>
      <text:p text:style-name="P16"><text:span text:style-name="T39">They can also be layout managers; these will automatically arrange their child widgets according to specifications (</text:span><text:span text:style-name="T40">vertical, horizontal, </text:span><text:span text:style-name="T41">spacing, borders, etc..</text:span><text:span text:style-name="T40">). </text:span><text:span text:style-name="T43">The most basic layout manager will arrange it's child widgets according to child positions. <text:s text:c="2"/></text:span></text:p>
      <text:p text:style-name="P17"><text:span text:style-name="T42">Dialog boxes will be another king of widgets.</text:span></text:p>
      <text:list xml:id="list723607447" text:style-name="L6">
        <text:list-item>
          <text:p text:style-name="P28"><text:span text:style-name="T53">Widgets will contain a list of </text:span><text:span text:style-name="T63">all pos</text:span><text:span text:style-name="T64">s</text:span><text:span text:style-name="T63">ible EventHandlers</text:span><text:span text:style-name="T53">;</text:span></text:p>
        </text:list-item>
        <text:list-item>
          <text:p text:style-name="P28"><text:span text:style-name="T53"/></text:p>
        </text:list-item>
      </text:list>
      <text:p text:style-name="P27"><text:span text:style-name="T5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30T18:39:01</dc:date>
    <meta:generator>LibreOffice/3.6$Linux_X86_64 LibreOffice_project/360m1$Build-2</meta:generator>
    <meta:editing-duration>PT1H48M55S</meta:editing-duration>
    <meta:editing-cycles>96</meta:editing-cycles>
    <meta:document-statistic meta:table-count="0" meta:image-count="0" meta:object-count="0" meta:page-count="2" meta:paragraph-count="47" meta:word-count="472" meta:character-count="2813" meta:non-whitespace-character-count="2373"/>
  </office:meta>
</office:document-meta>
</file>